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paragraph-rsid="00469e73"/>
    </style:style>
    <style:style style:name="P37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38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61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62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65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66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86edb" style:font-size-asian="10.5pt" style:font-weight-asian="normal" style:font-size-complex="12pt" style:font-weight-complex="normal"/>
    </style:style>
    <style:style style:name="P70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469e73" officeooo:paragraph-rsid="00486edb"/>
    </style:style>
    <style:style style:name="P78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79" style:family="paragraph" style:parent-style-name="Standard">
      <style:paragraph-properties fo:text-align="start" style:justify-single-word="false"/>
      <style:text-properties fo:font-weight="normal" officeooo:rsid="003f7a47" officeooo:paragraph-rsid="0046e4b3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weight="normal" officeooo:rsid="00469e73" officeooo:paragraph-rsid="00486edb" style:font-weight-asian="normal" style:font-weight-complex="normal"/>
    </style:style>
    <style:style style:name="P8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469e73"/>
    </style:style>
    <style:style style:name="T24" style:family="text">
      <style:text-properties officeooo:rsid="0046e4b3"/>
    </style:style>
    <style:style style:name="T25" style:family="text">
      <style:text-properties officeooo:rsid="00486e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0"/>
      <text:p text:style-name="P10">Presentació assignatura</text:p>
      <text:p text:style-name="P17">Comentem web assignatura</text:p>
      <text:p text:style-name="P24">Comentem unitats </text:p>
      <text:list xml:id="list2299800273701429393" text:style-name="L1">
        <text:list-item>
          <text:p text:style-name="P40"><text:a xlink:type="simple" xlink:href="https://paulinoposada.github.io/web_e/web_e_2425/documents/apunts/unitat_1_ley_ohm/e_apunts_ud_1_1_gs.pdf">1.1 Circuit elèctric</text:a></text:p>
        </text:list-item>
        <text:list-item>
          <text:p text:style-name="P40"><text:a xlink:type="simple" xlink:href="https://paulinoposada.github.io/web_e/web_e_2425/documents/apunts/unitat_1_ley_ohm/e_apunts_ud_1_2_gs.pdf">1.2 Llei d'ohm</text:a></text:p>
        </text:list-item>
        <text:list-item>
          <text:p text:style-name="P40"><text:a xlink:type="simple" xlink:href="https://paulinoposada.github.io/web_e/web_e_2425/documents/apunts/unitat_2_seguridad/e_apunts_ud_2_1_gs.pdf">2 Seguretat</text:a></text:p>
        </text:list-item>
        <text:list-item>
          <text:p text:style-name="P40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41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17"/>
      <text:p text:style-name="P17"/>
      <text:p text:style-name="P3">Di<text:span text:style-name="T3">jous</text:span><text:tab/><text:tab/><text:tab/><text:tab/>2<text:span text:style-name="T3">6</text:span>/09/2<text:span text:style-name="T1">4</text:span></text:p>
      <text:p text:style-name="P11"/>
      <text:p text:style-name="P18">Comentem </text:p>
      <text:list xml:id="list4420930719873284614" text:style-name="L2">
        <text:list-item>
          <text:p text:style-name="P42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55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42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25"/>
      <text:p text:style-name="P25"/>
      <text:p text:style-name="P4">Di<text:span text:style-name="T5">vendres</text:span><text:tab/><text:tab/><text:tab/>2<text:span text:style-name="T5">7</text:span>/09/2<text:span text:style-name="T1">4</text:span></text:p>
      <text:p text:style-name="P12"/>
      <text:p text:style-name="P19">Comentem </text:p>
      <text:list xml:id="list225101386974690" text:continue-numbering="true" text:style-name="L2">
        <text:list-item>
          <text:p text:style-name="P43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31"/>
      <text:p text:style-name="P31"/>
      <text:p text:style-name="P31"/>
      <text:p text:style-name="P31"/>
      <text:p text:style-name="P31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2"/>
      <text:p text:style-name="P26">Comentem <text:s/></text:p>
      <text:list xml:id="list225101386904820" text:continue-list="list2299800273701429393" text:style-name="L1">
        <text:list-item>
          <text:p text:style-name="P44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45">Programa de simulació Cade Simu</text:p>
        </text:list-item>
      </text:list>
      <text:p text:style-name="P19"/>
      <text:p text:style-name="P19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2"/>
      <text:p text:style-name="P19">Comentem </text:p>
      <text:list xml:id="list8978955762229603914" text:style-name="L3">
        <text:list-item>
          <text:p text:style-name="P51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56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56">Baixem al taller i comentem connexió font d'alimentació de PC que utilitzarem per les pràctiques de cc.</text:p>
          <text:p text:style-name="P57"><text:s/></text:p>
        </text:list-item>
      </text:list>
      <text:p text:style-name="P26"/>
      <text:p text:style-name="P26"/>
      <text:p text:style-name="P38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2"/>
      <text:p text:style-name="P19">Comentem </text:p>
      <text:list xml:id="list225100826883967" text:continue-numbering="true" text:style-name="L3">
        <text:list-item>
          <text:p text:style-name="P63">Baixem al taller i feim practiques amb circuits pont.</text:p>
        </text:list-item>
      </text:list>
      <text:p text:style-name="P32"/>
      <text:p text:style-name="P32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3"/>
      <text:p text:style-name="P27">Comentem <text:s/></text:p>
      <text:list xml:id="list225101109701295" text:continue-list="list225101386904820" text:style-name="L1">
        <text:list-item>
          <text:p text:style-name="P46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46"/>
        </text:list-item>
      </text:list>
      <text:p text:style-name="P20"/>
      <text:p text:style-name="P20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3"/>
      <text:p text:style-name="P20">Comentem </text:p>
      <text:list xml:id="list6749698575980878927" text:style-name="L4">
        <text:list-item>
          <text:p text:style-name="P64">Comentem pràctica Wheatstone amb dos diodes, corrent per la diagonal en els següents casos: </text:p>
          <text:p text:style-name="P64">cas 1: potenciòmetre a màxima resistència </text:p>
          <text:p text:style-name="P64">cas 2: potenciòmetre a resistència igual a R3</text:p>
          <text:p text:style-name="P64">cas 3: potenciòmetrea a mínima resistència</text:p>
        </text:list-item>
        <text:list-item>
          <text:p text:style-name="P52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64"/>
          <text:p text:style-name="P58"><text:s/></text:p>
        </text:list-item>
      </text:list>
      <text:p text:style-name="P27"/>
      <text:p text:style-name="P27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3"/>
      <text:p text:style-name="P20">Comentem </text:p>
      <text:list xml:id="list225101910004567" text:continue-numbering="true" text:style-name="L4">
        <text:list-item>
          <text:p text:style-name="P52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33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14"/>
      <text:p text:style-name="P28">Comentem <text:s/></text:p>
      <text:list xml:id="list225102027215678" text:continue-list="list225101109701295" text:style-name="L1">
        <text:list-item>
          <text:p text:style-name="P47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47"/>
        </text:list-item>
      </text:list>
      <text:p text:style-name="P21"/>
      <text:p text:style-name="P21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14"/>
      <text:p text:style-name="P21">Comentem </text:p>
      <text:list xml:id="list7050549843928926929" text:style-name="L5">
        <text:list-item>
          <text:p text:style-name="P66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66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65"/>
          <text:p text:style-name="P59"><text:s/></text:p>
        </text:list-item>
      </text:list>
      <text:p text:style-name="P28"/>
      <text:p text:style-name="P28"/>
      <text:p text:style-name="P6"/>
      <text:p text:style-name="P39">Di<text:span text:style-name="T5">vendres</text:span><text:tab/><text:tab/><text:tab/><text:span text:style-name="T8">18</text:span>/<text:span text:style-name="T6">10</text:span>/2<text:span text:style-name="T1">4</text:span></text:p>
      <text:p text:style-name="P14"/>
      <text:p text:style-name="P21">Comentem </text:p>
      <text:list xml:id="list225100960875268" text:continue-numbering="true" text:style-name="L5">
        <text:list-item>
          <text:p text:style-name="P70">Comentem <text:a xlink:type="simple" xlink:href="https://paulinoposada.github.io/web_e/web_e_2425/documents/ta.pdf">tasca 5</text:a>.</text:p>
        </text:list-item>
        <text:list-item>
          <text:p text:style-name="P67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34"/>
      <text:p text:style-name="P34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15"/>
      <text:p text:style-name="P29">Comentem <text:s/></text:p>
      <text:list xml:id="list225101506029780" text:continue-list="list225102027215678" text:style-name="L1">
        <text:list-item>
          <text:p text:style-name="P68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48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48"/>
        </text:list-item>
      </text:list>
      <text:p text:style-name="P22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22"/>
      <text:list xml:id="list5738848847930508607" text:style-name="L6">
        <text:list-item>
          <text:p text:style-name="P53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60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36"><text:span text:style-name="T18">Comencem a comentar apartat 1.2 </text:span><text:span text:style-name="T22">La derivada y ejemplos de tensiones variables </text:span><text:span text:style-name="T23">(fins pàg. 13)</text:span></text:p>
      <text:p text:style-name="P76">Comentem exercici 1.2-1</text:p>
      <text:p text:style-name="P37"/>
      <text:p text:style-name="P37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16"/>
      <text:p text:style-name="P30">Comentem <text:s/></text:p>
      <text:list xml:id="list225100444304418" text:continue-list="list225101506029780" text:style-name="L1">
        <text:list-item>
          <text:p text:style-name="P71">Treball autònom 9</text:p>
        </text:list-item>
        <text:list-item>
          <text:p text:style-name="P78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22">La derivada y ejemplos de tensiones variables</text:span></text:p>
        </text:list-item>
        <text:list-item>
          <text:p text:style-name="P49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49"/>
        </text:list-item>
      </text:list>
      <text:p text:style-name="P23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5"/>
      <text:p text:style-name="P35">Lliure triat pel centre</text:p>
      <text:list xml:id="list4900938374471879367" text:style-name="L7">
        <text:list-header>
          <text:p text:style-name="P61"><text:s/></text:p>
        </text:list-header>
      </text:list>
      <text:p text:style-name="P9">Di<text:span text:style-name="T5">vendres</text:span><text:tab/><text:tab/><text:tab/><text:span text:style-name="T24">01</text:span>/<text:span text:style-name="T6">11</text:span>/2<text:span text:style-name="T1">4</text:span></text:p>
      <text:p text:style-name="P9"/>
      <text:p text:style-name="P35">Tots Sants</text:p>
      <text:p text:style-name="P9"/>
      <text:p text:style-name="P79"/>
      <text:p text:style-name="P81">Di<text:span text:style-name="T2">mecres</text:span><text:tab/><text:tab/><text:tab/><text:span text:style-name="T25">06</text:span>/<text:span text:style-name="T5">11</text:span>/2<text:span text:style-name="T1">4</text:span></text:p>
      <text:p text:style-name="P72"/>
      <text:p text:style-name="P74"><text:a xlink:type="simple" xlink:href="https://paulinoposada.github.io/web_e/web_e_2425/documents/examens/241106_ome_map33a_examen_sol.pdf">Examen</text:a></text:p>
      <text:list xml:id="list225101879799410" text:continue-list="list225100444304418" text:style-name="L1">
        <text:list-header>
          <text:p text:style-name="P50"/>
        </text:list-header>
      </text:list>
      <text:p text:style-name="P73"/>
      <text:p text:style-name="P75">Di<text:span text:style-name="T3">jous</text:span><text:tab/><text:tab/><text:tab/><text:tab/><text:span text:style-name="T25">07</text:span>/<text:span text:style-name="T6">11</text:span>/2<text:span text:style-name="T1">4</text:span></text:p>
      <text:p text:style-name="P73"/>
      <text:list xml:id="list6072707917033743988" text:style-name="L8">
        <text:list-item>
          <text:p text:style-name="P54"><text:span text:style-name="T25">Comentem solució de l'</text:span><text:a xlink:type="simple" xlink:href="https://paulinoposada.github.io/web_e/web_e_2425/documents/examens/241106_ome_map33a_examen_sol.pdf"><text:span text:style-name="T25">examen</text:span></text:a><text:span text:style-name="T25">.</text:span></text:p>
          <text:p text:style-name="P62"><text:s/></text:p>
        </text:list-item>
      </text:list>
      <text:p text:style-name="P75">Di<text:span text:style-name="T5">vendres</text:span><text:tab/><text:tab/><text:tab/><text:span text:style-name="T25">08</text:span>/<text:span text:style-name="T6">11</text:span>/2<text:span text:style-name="T1">4</text:span></text:p>
      <text:p text:style-name="P75"/>
      <text:p text:style-name="P75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0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07T22:51:00.172071661</dc:date>
    <meta:editing-duration>PT1H30M24S</meta:editing-duration>
    <meta:editing-cycles>69</meta:editing-cycles>
    <meta:document-statistic meta:table-count="0" meta:image-count="0" meta:object-count="0" meta:page-count="4" meta:paragraph-count="92" meta:word-count="389" meta:character-count="2489" meta:non-whitespace-character-count="2142"/>
  </office:meta>
</office:document-meta>
</file>